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10.75cm" fo:min-width="0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812cm" fo:min-width="0.562cm"/>
    </style:style>
    <style:style style:name="gr4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1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0.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0.543cm" svg:y1="1.957cm" svg:x2="1.957cm" svg:y2="0.5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20T22:19:04.967000000</dc:date>
    <meta:editing-duration>PT15M58S</meta:editing-duration>
    <meta:editing-cycles>42</meta:editing-cycles>
    <meta:generator>LibreOffice/7.5.0.3$Windows_X86_64 LibreOffice_project/c21113d003cd3efa8c53188764377a8272d9d6de</meta:generator>
    <meta:document-statistic meta:object-count="4"/>
  </office:meta>
</office:document-meta>
</file>